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0ecdc1"/>
    </style:style>
    <style:style style:name="P3" style:family="paragraph" style:parent-style-name="Standard">
      <style:text-properties officeooo:rsid="000ecdc1" officeooo:paragraph-rsid="0021a483"/>
    </style:style>
    <style:style style:name="P4" style:family="paragraph" style:parent-style-name="Standard">
      <style:text-properties officeooo:rsid="001e3701" officeooo:paragraph-rsid="00343bd2"/>
    </style:style>
    <style:style style:name="P5" style:family="paragraph" style:parent-style-name="Standard">
      <style:text-properties officeooo:rsid="001e3701" officeooo:paragraph-rsid="00540dde"/>
    </style:style>
    <style:style style:name="P6" style:family="paragraph" style:parent-style-name="Standard">
      <style:text-properties officeooo:rsid="00214e17" officeooo:paragraph-rsid="00214e17"/>
    </style:style>
    <style:style style:name="P7" style:family="paragraph" style:parent-style-name="Standard">
      <style:text-properties officeooo:rsid="00214e17" officeooo:paragraph-rsid="00540dde"/>
    </style:style>
    <style:style style:name="P8" style:family="paragraph" style:parent-style-name="Standard">
      <style:text-properties officeooo:paragraph-rsid="00343bd2"/>
    </style:style>
    <style:style style:name="P9" style:family="paragraph" style:parent-style-name="Standard">
      <style:text-properties officeooo:paragraph-rsid="004ed542"/>
    </style:style>
    <style:style style:name="P10" style:family="paragraph" style:parent-style-name="Standard">
      <style:text-properties officeooo:paragraph-rsid="00540dde"/>
    </style:style>
    <style:style style:name="P11" style:family="paragraph" style:parent-style-name="Standard">
      <style:paragraph-properties fo:break-before="page"/>
      <style:text-properties officeooo:rsid="00214e17" officeooo:paragraph-rsid="00214e17"/>
    </style:style>
    <style:style style:name="P12" style:family="paragraph" style:parent-style-name="Contents_20_5">
      <style:paragraph-properties>
        <style:tab-stops>
          <style:tab-stop style:position="15.406cm" style:type="right" style:leader-style="dotted" style:leader-text="."/>
        </style:tab-stops>
      </style:paragraph-properties>
    </style:style>
    <style:style style:name="P13" style:family="paragraph" style:parent-style-name="Heading_20_5">
      <style:text-properties style:font-name="Liberation Sans" fo:font-size="11.8999996185303pt" fo:font-weight="bold" officeooo:rsid="004fd754" officeooo:paragraph-rsid="00571c5b" style:font-name-asian="DejaVu Sans" style:font-size-asian="11.8999996185303pt" style:font-weight-asian="bold" style:font-name-complex="Lohit Hindi" style:font-size-complex="11.8999996185303pt" style:font-weight-complex="bold"/>
    </style:style>
    <style:style style:name="P14" style:family="paragraph" style:parent-style-name="Heading_20_5">
      <style:text-properties style:font-name="Liberation Sans" fo:font-size="11.8999996185303pt" fo:font-weight="bold" officeooo:rsid="004ed542" officeooo:paragraph-rsid="004ed542" style:font-name-asian="DejaVu Sans" style:font-size-asian="11.8999996185303pt" style:font-weight-asian="bold" style:font-name-complex="Lohit Hindi" style:font-size-complex="11.8999996185303pt" style:font-weight-complex="bold"/>
    </style:style>
    <style:style style:name="P15" style:family="paragraph" style:parent-style-name="Heading_20_5">
      <style:text-properties style:font-name="Liberation Sans" fo:font-size="11.8999996185303pt" fo:font-weight="bold" officeooo:rsid="004ed542" officeooo:paragraph-rsid="00540dde" style:font-name-asian="DejaVu Sans" style:font-size-asian="11.8999996185303pt" style:font-weight-asian="bold" style:font-name-complex="Lohit Hindi" style:font-size-complex="11.8999996185303pt" style:font-weight-complex="bold"/>
    </style:style>
    <style:style style:name="P16" style:family="paragraph" style:parent-style-name="Heading_20_5">
      <style:text-properties style:font-name="Liberation Sans" fo:font-size="11.8999996185303pt" fo:font-weight="bold" officeooo:rsid="004ed542" officeooo:paragraph-rsid="0057cbb0" style:font-name-asian="DejaVu Sans" style:font-size-asian="11.8999996185303pt" style:font-weight-asian="bold" style:font-name-complex="Lohit Hindi" style:font-size-complex="11.8999996185303pt" style:font-weight-complex="bold"/>
    </style:style>
    <style:style style:name="P17" style:family="paragraph" style:parent-style-name="Standard">
      <style:text-properties fo:font-size="16pt" fo:font-weight="bold" officeooo:rsid="00568750" officeooo:paragraph-rsid="00568750" style:font-size-asian="16pt" style:font-weight-asian="bold" style:font-size-complex="16pt" style:font-weight-complex="bold"/>
    </style:style>
    <style:style style:name="P18" style:family="paragraph" style:parent-style-name="Standard">
      <style:text-properties officeooo:rsid="003233a9" officeooo:paragraph-rsid="00571c5b"/>
    </style:style>
    <style:style style:name="P19" style:family="paragraph" style:parent-style-name="Standard" style:list-style-name="L1">
      <style:text-properties officeooo:rsid="003233a9" officeooo:paragraph-rsid="00571c5b"/>
    </style:style>
    <style:style style:name="P20" style:family="paragraph" style:parent-style-name="Standard">
      <style:text-properties officeooo:rsid="00571c5b" officeooo:paragraph-rsid="00571c5b"/>
    </style:style>
    <style:style style:name="P21" style:family="paragraph" style:parent-style-name="Standard">
      <style:text-properties officeooo:rsid="0034f85f" officeooo:paragraph-rsid="0057cbb0"/>
    </style:style>
    <style:style style:name="P22" style:family="paragraph" style:parent-style-name="Standard">
      <style:text-properties officeooo:rsid="003311c3" officeooo:paragraph-rsid="0057cbb0"/>
    </style:style>
    <style:style style:name="P23" style:family="paragraph" style:parent-style-name="Standard">
      <style:text-properties officeooo:rsid="002978cc" officeooo:paragraph-rsid="0057cbb0"/>
    </style:style>
    <style:style style:name="P24" style:family="paragraph" style:parent-style-name="Standard">
      <style:text-properties officeooo:rsid="001e3701" officeooo:paragraph-rsid="003f1502"/>
    </style:style>
    <style:style style:name="P25" style:family="paragraph" style:parent-style-name="Standard">
      <style:text-properties officeooo:rsid="0057cbb0" officeooo:paragraph-rsid="0057cbb0"/>
    </style:style>
    <style:style style:name="P26" style:family="paragraph" style:parent-style-name="Standard" style:list-style-name="L2">
      <style:text-properties officeooo:rsid="0057cbb0" officeooo:paragraph-rsid="0057cbb0"/>
    </style:style>
    <style:style style:name="T1" style:family="text">
      <style:text-properties officeooo:rsid="00273521"/>
    </style:style>
    <style:style style:name="T2" style:family="text">
      <style:text-properties officeooo:rsid="00523d1c"/>
    </style:style>
    <style:style style:name="T3" style:family="text">
      <style:text-properties officeooo:rsid="001e3701"/>
    </style:style>
    <style:style style:name="T4" style:family="text">
      <style:text-properties officeooo:rsid="004ed542"/>
    </style:style>
    <style:style style:name="T5" style:family="text">
      <style:text-properties officeooo:rsid="002e25e0"/>
    </style:style>
    <style:style style:name="T6" style:family="text">
      <style:text-properties officeooo:rsid="0032da47"/>
    </style:style>
    <style:style style:name="T7" style:family="text">
      <style:text-properties officeooo:rsid="00571c5b"/>
    </style:style>
    <style:style style:name="T8" style:family="text">
      <style:text-properties officeooo:rsid="0028fb29"/>
    </style:style>
    <style:style style:name="T9" style:family="text">
      <style:text-properties officeooo:rsid="0036c748"/>
    </style:style>
    <style:style style:name="T10" style:family="text">
      <style:text-properties officeooo:rsid="00375e73"/>
    </style:style>
    <style:style style:name="T11" style:family="text">
      <style:text-properties officeooo:rsid="0034f85f"/>
    </style:style>
    <style:style style:name="T12" style:family="text">
      <style:text-properties officeooo:rsid="0057cbb0"/>
    </style:style>
    <style:style style:name="T13"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mpetency Based Questions</text:p>
      <text:p text:style-name="P2"/>
      <text:h text:style-name="P13" text:outline-level="5"><text:bookmark-start text:name="__RefHeading__327_1776072604"/><text:span text:style-name="T5">Pick up a tool or technology and describe how it was implemented on a technical level</text:span>?<text:bookmark-end text:name="__RefHeading__327_1776072604"/></text:h>
      <text:p text:style-name="P3"/>
      <text:p text:style-name="P18">We were <text:bookmark-start text:name="__DdeLink__1821_504060781"/>using Elasticsearch stack (ELK) to monitor and search log file<text:bookmark-end text:name="__DdeLink__1821_504060781"/>s. The setup was that we were running Elasticsearch on the 3 node cluster. The cluster was build via Ansible and ELK was run using Docker containers. There were separate docker containers for each part of the ELK stack, separate Docker containers for <text:bookmark-start text:name="__DdeLink__1823_504060781"/>Elasticsearch, Logstash, Kibana, nginx (proxy) and curator (for index maintenance).<text:bookmark-end text:name="__DdeLink__1823_504060781"/></text:p>
      <text:p text:style-name="P18"/>
      <text:p text:style-name="P18">On the Ansible level we created roles, e.g. a core role for the basic server setup, a role for the docker software installation and a role for the ELK stack installation. The roles were <text:span text:style-name="T6">called from the ELK Ansible playbook which also set environment specific variables. All ELK Docker containers were using the same network so that the could communicate to each other. Config directories and files where mounted into the docker containers via volumes. If needed the config files where templated in Ansible by setting environment specific values.</text:span></text:p>
      <text:p text:style-name="P18"/>
      <text:p text:style-name="P20">Bullet <text:span text:style-name="T12">P</text:span>oints:</text:p>
      <text:list xml:id="list14046300" text:style-name="L1">
        <text:list-item>
          <text:p text:style-name="P19"><text:span text:style-name="T7">U</text:span>sing Elasticsearch stack (ELK) to monitor and search log file.</text:p>
        </text:list-item>
        <text:list-item>
          <text:p text:style-name="P19"><text:span text:style-name="T7">3-node cluster setup.</text:span></text:p>
        </text:list-item>
        <text:list-item>
          <text:p text:style-name="P19"><text:span text:style-name="T7">The cluster was build using Ansible and Docker containers.</text:span></text:p>
        </text:list-item>
        <text:list-item>
          <text:p text:style-name="P19"><text:span text:style-name="T7">Separate docker containers for each program: </text:span>Elasticsearch, Logstash, Kibana, nginx (proxy) and curator (for index maintenance).</text:p>
        </text:list-item>
      </text:list>
      <text:p text:style-name="P4"><text:bookmark-start text:name="__DdeLink__208_35142573129"/><text:bookmark-start text:name="__DdeLink__883_2189722070"/></text:p>
      <text:h text:style-name="P16" text:outline-level="5"><text:bookmark-start text:name="__RefHeading__331_177607260417"/><text:span text:style-name="T5">Describe the n</text:span><text:span text:style-name="T8">egative aspect</text:span><text:span text:style-name="T5">s</text:span><text:span text:style-name="T8"> of a tool </text:span><text:span text:style-name="T5">and how you overcame or worked around them</text:span>?<text:bookmark-start text:name="__DdeLink__199_351425731216"/><text:bookmark-end text:name="__RefHeading__331_177607260417"/></text:h>
      <text:p text:style-name="P8"><text:bookmark-end text:name="__DdeLink__208_35142573129"/><text:bookmark-end text:name="__DdeLink__199_351425731216"/></text:p>
      <text:p text:style-name="P22">At Spreadex we were releasing code on a daily basis. Because it was a 24*7 trading database, there was now downtime and the releasing of code had to be done during <text:span text:style-name="T11">trading time. The releasing of Oracle software often caused problems when PL/SQL stored procedures were updated and needed to be compiled. If any of the packages was in use at the time the release process tried to compile it, the compile would fail which meant the release itself failed and needed to be rolled back.</text:span></text:p>
      <text:p text:style-name="P22"/>
      <text:p text:style-name="P21">Trying to do the releases during a “quite” time did lessen the problem but didn’t get rid of it.</text:p>
      <text:p text:style-name="P23"/>
      <text:p text:style-name="P21">The Oracle solution for this is the possibility to version the PL/SQL code. Instead of compiling stored procedure A you create a new version of it, e.g. procedure A1. Sessions that already use A continue to use it, but all new sessions will use A1. This means there won’t be the problem of locks. <text:s text:c="2"/>The problem with this technology is that it will very quickly create a vast number of versions (we are releasing code every day) without having any means to get rid of old versions. We concluded that this technology is unusable for this reason.</text:p>
      <text:p text:style-name="P21"/>
      <text:p text:style-name="P21">As a workaround we changed the automated release process. <text:span text:style-name="T9">The process now tries to compile the stored procedure, if it fails, it checks the error code, it the code indicates it was due to another session using the procedure, it waits a few seconds and tries again. If it fails 3 times, it will kill the user process (making sure it’s not a system process) and do the compile. This will create an error message and the release team will follow up. </text:span><text:span text:style-name="T10">This solution was discussed with the stakeholders (business) before implementation and i</text:span><text:span text:style-name="T9">t was a business decision that a successful release process warrants the occasional killing of a user process. </text:span></text:p>
      <text:p text:style-name="P24"><text:bookmark-end text:name="__DdeLink__883_2189722070"/><text:soft-page-break/></text:p>
      <text:p text:style-name="P25">Bullet Points:<text:bookmark-start text:name="__DdeLink__1305_2271235780"/></text:p>
      <text:list xml:id="list3390528666" text:style-name="L2">
        <text:list-item>
          <text:p text:style-name="P26">Daily releases at Sreadex with now downtime on 24*7 trading database.</text:p>
        </text:list-item>
        <text:list-item>
          <text:p text:style-name="P26">Release of Oracle PL/SQL code often caused problems because stored procedures couldn’t be compiled to to locks held by other sessions.</text:p>
        </text:list-item>
        <text:list-item>
          <text:p text:style-name="P26">Oracle solution is PL/SQL versioning in the database.</text:p>
        </text:list-item>
        <text:list-item>
          <text:p text:style-name="P26">This will cause a huge number of versions which is unmanageable.</text:p>
        </text:list-item>
        <text:list-item>
          <text:p text:style-name="P26">Solution: <text:s/></text:p>
          <text:list>
            <text:list-item>
              <text:p text:style-name="P26">Changed code to have a loop and checks the error code. </text:p>
            </text:list-item>
            <text:list-item>
              <text:p text:style-name="P26">If error code indicates a lock issue, it waits a few seconds and tries again.</text:p>
            </text:list-item>
            <text:list-item>
              <text:p text:style-name="P26">If it still fails after the 3<text:span text:style-name="T13">rd</text:span> attempt it will kill the session holding the lock.</text:p>
            </text:list-item>
          </text:list>
        </text:list-item>
      </text:list>
      <text:p text:style-name="P25"><text:bookmark-start text:name="__DdeLink__208_351425731291"/></text:p>
      <text:h text:style-name="P14" text:outline-level="5"><text:bookmark-start text:name="__RefHeading__331_1776072604171"/>yyy?<text:bookmark-start text:name="__DdeLink__199_3514257312161"/><text:bookmark-end text:name="__RefHeading__331_1776072604171"/></text:h>
      <text:p text:style-name="P9"><text:bookmark-end text:name="__DdeLink__208_351425731291"/><text:bookmark-end text:name="__DdeLink__199_3514257312161"/></text:p>
      <text:p text:style-name="P9"><text:span text:style-name="T4">xxx</text:span><text:span text:style-name="T3"> </text:span></text:p>
      <text:p text:style-name="P5"/>
      <text:p text:style-name="P5"><text:bookmark-start text:name="__DdeLink__208_3514257312911"/></text:p>
      <text:h text:style-name="P15" text:outline-level="5"><text:bookmark-start text:name="__RefHeading__331_17760726041711"/>yyy?<text:bookmark-start text:name="__DdeLink__199_35142573121611"/><text:bookmark-end text:name="__RefHeading__331_17760726041711"/></text:h>
      <text:p text:style-name="P10"><text:bookmark-end text:name="__DdeLink__208_3514257312911"/><text:bookmark-end text:name="__DdeLink__199_35142573121611"/></text:p>
      <text:p text:style-name="P10"><text:span text:style-name="T4">xxx</text:span><text:span text:style-name="T3"> </text:span></text:p>
      <text:p text:style-name="P5"/>
      <text:p text:style-name="P5"><text:bookmark-start text:name="__DdeLink__208_3514257312912"/></text:p>
      <text:h text:style-name="P15" text:outline-level="5"><text:bookmark-start text:name="__RefHeading__331_17760726041712"/>yyy?<text:bookmark-start text:name="__DdeLink__199_35142573121612"/><text:bookmark-end text:name="__RefHeading__331_17760726041712"/></text:h>
      <text:p text:style-name="P10"><text:bookmark-end text:name="__DdeLink__208_3514257312912"/><text:bookmark-end text:name="__DdeLink__199_35142573121612"/></text:p>
      <text:p text:style-name="P10"><text:span text:style-name="T4">xxx</text:span><text:span text:style-name="T3"> </text:span></text:p>
      <text:p text:style-name="P5"/>
      <text:p text:style-name="P5"><text:bookmark-start text:name="__DdeLink__208_3514257312913"/></text:p>
      <text:h text:style-name="P15" text:outline-level="5"><text:bookmark-start text:name="__RefHeading__331_17760726041713"/>yyy?<text:bookmark-start text:name="__DdeLink__199_35142573121613"/><text:bookmark-end text:name="__RefHeading__331_17760726041713"/></text:h>
      <text:p text:style-name="P10"><text:bookmark-end text:name="__DdeLink__208_3514257312913"/><text:bookmark-end text:name="__DdeLink__199_35142573121613"/></text:p>
      <text:p text:style-name="P10"><text:span text:style-name="T4">xxx</text:span><text:span text:style-name="T3"> </text:span></text:p>
      <text:p text:style-name="P5"/>
      <text:p text:style-name="P5"><text:bookmark-start text:name="__DdeLink__208_3514257312914"/></text:p>
      <text:h text:style-name="P15" text:outline-level="5"><text:bookmark-start text:name="__RefHeading__331_17760726041714"/>yyy?<text:bookmark-start text:name="__DdeLink__199_35142573121614"/><text:bookmark-end text:name="__RefHeading__331_17760726041714"/></text:h>
      <text:p text:style-name="P10"><text:bookmark-end text:name="__DdeLink__208_3514257312914"/><text:bookmark-end text:name="__DdeLink__199_35142573121614"/></text:p>
      <text:p text:style-name="P10"><text:span text:style-name="T4">xxx</text:span><text:span text:style-name="T3"> </text:span></text:p>
      <text:p text:style-name="P5"/>
      <text:p text:style-name="P5"><text:bookmark-start text:name="__DdeLink__208_3514257312915"/></text:p>
      <text:h text:style-name="P15" text:outline-level="5"><text:bookmark-start text:name="__RefHeading__331_17760726041715"/>yyy?<text:bookmark-start text:name="__DdeLink__199_35142573121615"/><text:bookmark-end text:name="__RefHeading__331_17760726041715"/></text:h>
      <text:p text:style-name="P10"><text:bookmark-end text:name="__DdeLink__208_3514257312915"/><text:bookmark-end text:name="__DdeLink__199_35142573121615"/></text:p>
      <text:p text:style-name="P10"><text:span text:style-name="T4">xxx</text:span><text:span text:style-name="T3"> </text:span></text:p>
      <text:p text:style-name="P5"/>
      <text:p text:style-name="P5"><text:bookmark-start text:name="__DdeLink__208_3514257312916"/></text:p>
      <text:h text:style-name="P15" text:outline-level="5"><text:bookmark-start text:name="__RefHeading__331_17760726041716"/>yyy?<text:bookmark-start text:name="__DdeLink__199_35142573121616"/><text:bookmark-end text:name="__RefHeading__331_17760726041716"/></text:h>
      <text:p text:style-name="P10"><text:bookmark-end text:name="__DdeLink__208_3514257312916"/><text:bookmark-end text:name="__DdeLink__199_35142573121616"/></text:p>
      <text:p text:style-name="P10"><text:soft-page-break/><text:span text:style-name="T4">xxx</text:span><text:span text:style-name="T3"> </text:span></text:p>
      <text:p text:style-name="P5"/>
      <text:p text:style-name="P5"><text:bookmark-start text:name="__DdeLink__208_3514257312917"/></text:p>
      <text:h text:style-name="P15" text:outline-level="5"><text:bookmark-start text:name="__RefHeading__331_17760726041717"/>yyy?<text:bookmark-start text:name="__DdeLink__199_35142573121617"/><text:bookmark-end text:name="__RefHeading__331_17760726041717"/></text:h>
      <text:p text:style-name="P10"><text:bookmark-end text:name="__DdeLink__208_3514257312917"/><text:bookmark-end text:name="__DdeLink__199_35142573121617"/></text:p>
      <text:p text:style-name="P10"><text:span text:style-name="T4">xxx</text:span><text:span text:style-name="T3"> </text:span></text:p>
      <text:p text:style-name="P5"/>
      <text:p text:style-name="P5"><text:bookmark-start text:name="__DdeLink__208_3514257312918"/></text:p>
      <text:h text:style-name="P15" text:outline-level="5"><text:bookmark-start text:name="__RefHeading__331_17760726041718"/>yyy?<text:bookmark-start text:name="__DdeLink__199_35142573121618"/><text:bookmark-end text:name="__RefHeading__331_17760726041718"/></text:h>
      <text:p text:style-name="P10"><text:bookmark-end text:name="__DdeLink__208_3514257312918"/><text:bookmark-end text:name="__DdeLink__199_35142573121618"/></text:p>
      <text:p text:style-name="P10"><text:span text:style-name="T4">xxx</text:span><text:span text:style-name="T3"> </text:span></text:p>
      <text:p text:style-name="P5"/>
      <text:p text:style-name="P5"><text:bookmark-start text:name="__DdeLink__208_3514257312919"/></text:p>
      <text:h text:style-name="P15" text:outline-level="5"><text:bookmark-start text:name="__RefHeading__331_17760726041719"/>yyy?<text:bookmark-start text:name="__DdeLink__199_35142573121619"/><text:bookmark-end text:name="__RefHeading__331_17760726041719"/></text:h>
      <text:p text:style-name="P10"><text:bookmark-end text:name="__DdeLink__208_3514257312919"/><text:bookmark-end text:name="__DdeLink__199_35142573121619"/></text:p>
      <text:p text:style-name="P10"><text:span text:style-name="T4">xxx</text:span><text:span text:style-name="T3"> </text:span></text:p>
      <text:p text:style-name="P5"/>
      <text:p text:style-name="P5"><text:bookmark-start text:name="__DdeLink__208_35142573129110"/></text:p>
      <text:h text:style-name="P15" text:outline-level="5"><text:bookmark-start text:name="__RefHeading__331_177607260417110"/>yyy?<text:bookmark-start text:name="__DdeLink__199_351425731216110"/><text:bookmark-end text:name="__RefHeading__331_177607260417110"/></text:h>
      <text:p text:style-name="P10"><text:bookmark-end text:name="__DdeLink__208_35142573129110"/><text:bookmark-end text:name="__DdeLink__199_351425731216110"/></text:p>
      <text:p text:style-name="P10"><text:span text:style-name="T4">xxx</text:span><text:span text:style-name="T3"> </text:span></text:p>
      <text:p text:style-name="P5"/>
      <text:p text:style-name="P5"><text:bookmark-start text:name="__DdeLink__208_35142573129111"/></text:p>
      <text:h text:style-name="P15" text:outline-level="5"><text:bookmark-start text:name="__RefHeading__331_177607260417111"/>yyy?<text:bookmark-start text:name="__DdeLink__199_351425731216111"/><text:bookmark-end text:name="__RefHeading__331_177607260417111"/></text:h>
      <text:p text:style-name="P10"><text:bookmark-end text:name="__DdeLink__208_35142573129111"/><text:bookmark-end text:name="__DdeLink__199_351425731216111"/></text:p>
      <text:p text:style-name="P10"><text:span text:style-name="T4">xxx</text:span><text:span text:style-name="T3"> </text:span></text:p>
      <text:p text:style-name="P5"/>
      <text:p text:style-name="P5"><text:bookmark-start text:name="__DdeLink__208_35142573129112"/></text:p>
      <text:h text:style-name="P15" text:outline-level="5"><text:bookmark-start text:name="__RefHeading__331_177607260417112"/>yyy?<text:bookmark-start text:name="__DdeLink__199_351425731216112"/><text:bookmark-end text:name="__RefHeading__331_177607260417112"/></text:h>
      <text:p text:style-name="P10"><text:bookmark-end text:name="__DdeLink__208_35142573129112"/><text:bookmark-end text:name="__DdeLink__199_351425731216112"/></text:p>
      <text:p text:style-name="P10"><text:span text:style-name="T4">xxx</text:span><text:span text:style-name="T3"> </text:span></text:p>
      <text:p text:style-name="P5"/>
      <text:p text:style-name="P5"><text:bookmark-start text:name="__DdeLink__208_35142573129113"/></text:p>
      <text:h text:style-name="P15" text:outline-level="5"><text:bookmark-start text:name="__RefHeading__331_177607260417113"/>yyy?<text:bookmark-start text:name="__DdeLink__199_351425731216113"/><text:bookmark-end text:name="__RefHeading__331_177607260417113"/></text:h>
      <text:p text:style-name="P10"><text:bookmark-end text:name="__DdeLink__208_35142573129113"/><text:bookmark-end text:name="__DdeLink__199_351425731216113"/></text:p>
      <text:p text:style-name="P10"><text:span text:style-name="T4">xxx</text:span><text:span text:style-name="T3"> </text:span></text:p>
      <text:p text:style-name="P5"/>
      <text:p text:style-name="P5"><text:bookmark-start text:name="__DdeLink__208_35142573129114"/></text:p>
      <text:h text:style-name="P15" text:outline-level="5"><text:bookmark-start text:name="__RefHeading__331_177607260417114"/>yyy?<text:bookmark-start text:name="__DdeLink__199_351425731216114"/><text:bookmark-end text:name="__RefHeading__331_177607260417114"/></text:h>
      <text:p text:style-name="P10"><text:bookmark-end text:name="__DdeLink__208_35142573129114"/><text:bookmark-end text:name="__DdeLink__199_351425731216114"/></text:p>
      <text:p text:style-name="P10"><text:span text:style-name="T4">xxx</text:span><text:span text:style-name="T3"> </text:span></text:p>
      <text:p text:style-name="P5"/>
      <text:p text:style-name="P5"><text:bookmark-start text:name="__DdeLink__208_35142573129115"/><text:soft-page-break/></text:p>
      <text:h text:style-name="P15" text:outline-level="5"><text:bookmark-start text:name="__RefHeading__331_177607260417115"/>yyy?<text:bookmark-start text:name="__DdeLink__199_351425731216115"/><text:bookmark-end text:name="__RefHeading__331_177607260417115"/></text:h>
      <text:p text:style-name="P10"><text:bookmark-end text:name="__DdeLink__208_35142573129115"/><text:bookmark-end text:name="__DdeLink__199_351425731216115"/></text:p>
      <text:p text:style-name="P10"><text:span text:style-name="T4">xxx</text:span><text:span text:style-name="T3"> </text:span></text:p>
      <text:p text:style-name="P5"/>
      <text:p text:style-name="P5"><text:bookmark-start text:name="__DdeLink__208_35142573129116"/></text:p>
      <text:h text:style-name="P15" text:outline-level="5"><text:bookmark-start text:name="__RefHeading__331_177607260417116"/>yyy?<text:bookmark-start text:name="__DdeLink__199_351425731216116"/><text:bookmark-end text:name="__RefHeading__331_177607260417116"/></text:h>
      <text:p text:style-name="P10"><text:bookmark-end text:name="__DdeLink__208_35142573129116"/><text:bookmark-end text:name="__DdeLink__199_351425731216116"/></text:p>
      <text:p text:style-name="P10"><text:span text:style-name="T4">xxx</text:span><text:span text:style-name="T3"> </text:span></text:p>
      <text:p text:style-name="P5"/>
      <text:p text:style-name="P5"><text:bookmark-start text:name="__DdeLink__208_35142573129117"/></text:p>
      <text:h text:style-name="P15" text:outline-level="5"><text:bookmark-start text:name="__RefHeading__331_177607260417117"/>yyy?<text:bookmark-start text:name="__DdeLink__199_351425731216117"/><text:bookmark-end text:name="__RefHeading__331_177607260417117"/></text:h>
      <text:p text:style-name="P10"><text:bookmark-end text:name="__DdeLink__208_35142573129117"/><text:bookmark-end text:name="__DdeLink__199_351425731216117"/></text:p>
      <text:p text:style-name="P10"><text:span text:style-name="T4">xxx</text:span><text:span text:style-name="T3"> </text:span></text:p>
      <text:p text:style-name="P5"/>
      <text:p text:style-name="P5"><text:bookmark-start text:name="__DdeLink__208_35142573129118"/></text:p>
      <text:h text:style-name="P15" text:outline-level="5"><text:bookmark-start text:name="__RefHeading__331_177607260417118"/>yyy?<text:bookmark-start text:name="__DdeLink__199_351425731216118"/><text:bookmark-end text:name="__RefHeading__331_177607260417118"/></text:h>
      <text:p text:style-name="P10"><text:bookmark-end text:name="__DdeLink__208_35142573129118"/><text:bookmark-end text:name="__DdeLink__199_351425731216118"/></text:p>
      <text:p text:style-name="P10"><text:span text:style-name="T4">xxx</text:span><text:span text:style-name="T3"> </text:span></text:p>
      <text:p text:style-name="P5"/>
      <text:p text:style-name="P5"><text:bookmark-start text:name="__DdeLink__208_35142573129119"/></text:p>
      <text:h text:style-name="P15" text:outline-level="5"><text:bookmark-start text:name="__RefHeading__331_177607260417119"/>yyy?<text:bookmark-start text:name="__DdeLink__199_351425731216119"/><text:bookmark-end text:name="__RefHeading__331_177607260417119"/></text:h>
      <text:p text:style-name="P10"><text:bookmark-end text:name="__DdeLink__208_35142573129119"/><text:bookmark-end text:name="__DdeLink__199_351425731216119"/></text:p>
      <text:p text:style-name="P10"><text:span text:style-name="T4">xxx</text:span><text:span text:style-name="T3"> </text:span></text:p>
      <text:p text:style-name="P5"/>
      <text:p text:style-name="P5"><text:bookmark-start text:name="__DdeLink__208_35142573129120"/></text:p>
      <text:h text:style-name="P15" text:outline-level="5"><text:bookmark-start text:name="__RefHeading__331_177607260417120"/>yyy?<text:bookmark-start text:name="__DdeLink__199_351425731216120"/><text:bookmark-end text:name="__RefHeading__331_177607260417120"/></text:h>
      <text:p text:style-name="P10"><text:bookmark-end text:name="__DdeLink__208_35142573129120"/><text:bookmark-end text:name="__DdeLink__199_351425731216120"/></text:p>
      <text:p text:style-name="P10"><text:span text:style-name="T4">xxx</text:span><text:span text:style-name="T3"> </text:span></text:p>
      <text:p text:style-name="P5"/>
      <text:p text:style-name="P5"><text:bookmark-start text:name="__DdeLink__208_35142573129121"/></text:p>
      <text:h text:style-name="P15" text:outline-level="5"><text:bookmark-start text:name="__RefHeading__331_177607260417121"/>yyy?<text:bookmark-start text:name="__DdeLink__199_351425731216121"/><text:bookmark-end text:name="__RefHeading__331_177607260417121"/></text:h>
      <text:p text:style-name="P10"><text:bookmark-end text:name="__DdeLink__208_35142573129121"/><text:bookmark-end text:name="__DdeLink__199_351425731216121"/></text:p>
      <text:p text:style-name="P10"><text:span text:style-name="T4">xxx</text:span><text:span text:style-name="T3"> </text:span></text:p>
      <text:p text:style-name="P5"/>
      <text:p text:style-name="P5"><text:bookmark-start text:name="__DdeLink__208_35142573129122"/></text:p>
      <text:h text:style-name="P15" text:outline-level="5"><text:bookmark-start text:name="__RefHeading__331_177607260417122"/>yyy?<text:bookmark-start text:name="__DdeLink__199_351425731216122"/><text:bookmark-end text:name="__RefHeading__331_177607260417122"/></text:h>
      <text:p text:style-name="P10"><text:bookmark-end text:name="__DdeLink__208_35142573129122"/><text:bookmark-end text:name="__DdeLink__199_351425731216122"/></text:p>
      <text:p text:style-name="P10"><text:span text:style-name="T4">xxx</text:span><text:span text:style-name="T3"> </text:span></text:p>
      <text:p text:style-name="P5"/>
      <text:p text:style-name="P5"><text:bookmark-start text:name="__DdeLink__208_35142573129123"/></text:p>
      <text:h text:style-name="P15" text:outline-level="5"><text:bookmark-start text:name="__RefHeading__331_177607260417123"/><text:soft-page-break/>yyy?<text:bookmark-start text:name="__DdeLink__199_351425731216123"/><text:bookmark-end text:name="__RefHeading__331_177607260417123"/></text:h>
      <text:p text:style-name="P10"><text:bookmark-end text:name="__DdeLink__208_35142573129123"/><text:bookmark-end text:name="__DdeLink__199_351425731216123"/></text:p>
      <text:p text:style-name="P10"><text:span text:style-name="T4">xxx</text:span><text:span text:style-name="T3"> </text:span></text:p>
      <text:p text:style-name="P5"/>
      <text:p text:style-name="P5"><text:bookmark-start text:name="__DdeLink__208_35142573129124"/></text:p>
      <text:h text:style-name="P15" text:outline-level="5"><text:bookmark-start text:name="__RefHeading__331_177607260417124"/>yyy?<text:bookmark-start text:name="__DdeLink__199_351425731216124"/><text:bookmark-end text:name="__RefHeading__331_177607260417124"/></text:h>
      <text:p text:style-name="P10"><text:bookmark-end text:name="__DdeLink__208_35142573129124"/><text:bookmark-end text:name="__DdeLink__199_351425731216124"/></text:p>
      <text:p text:style-name="P10"><text:span text:style-name="T4">xxx</text:span><text:span text:style-name="T3"> </text:span></text:p>
      <text:p text:style-name="P5"/>
      <text:p text:style-name="P5"><text:bookmark-start text:name="__DdeLink__208_35142573129125"/></text:p>
      <text:h text:style-name="P15" text:outline-level="5"><text:bookmark-start text:name="__RefHeading__331_177607260417125"/>yyy?<text:bookmark-start text:name="__DdeLink__199_351425731216125"/><text:bookmark-end text:name="__RefHeading__331_177607260417125"/></text:h>
      <text:p text:style-name="P10"><text:bookmark-end text:name="__DdeLink__208_35142573129125"/><text:bookmark-end text:name="__DdeLink__199_351425731216125"/></text:p>
      <text:p text:style-name="P10"><text:span text:style-name="T4">xxx</text:span><text:span text:style-name="T3"> </text:span></text:p>
      <text:p text:style-name="P5"/>
      <text:p text:style-name="P5"><text:bookmark-start text:name="__DdeLink__208_35142573129126"/></text:p>
      <text:h text:style-name="P15" text:outline-level="5"><text:bookmark-start text:name="__RefHeading__331_177607260417126"/>yyy?<text:bookmark-start text:name="__DdeLink__199_351425731216126"/><text:bookmark-end text:name="__RefHeading__331_177607260417126"/></text:h>
      <text:p text:style-name="P10"><text:bookmark-end text:name="__DdeLink__208_35142573129126"/><text:bookmark-end text:name="__DdeLink__199_351425731216126"/></text:p>
      <text:p text:style-name="P10"><text:span text:style-name="T4">xxx</text:span><text:span text:style-name="T3"> </text:span></text:p>
      <text:p text:style-name="P5"/>
      <text:p text:style-name="P5"><text:bookmark-start text:name="__DdeLink__208_35142573129127"/></text:p>
      <text:h text:style-name="P15" text:outline-level="5"><text:bookmark-start text:name="__RefHeading__331_177607260417127"/>yyy?<text:bookmark-start text:name="__DdeLink__199_351425731216127"/><text:bookmark-end text:name="__RefHeading__331_177607260417127"/></text:h>
      <text:p text:style-name="P10"><text:bookmark-end text:name="__DdeLink__208_35142573129127"/><text:bookmark-end text:name="__DdeLink__199_351425731216127"/></text:p>
      <text:p text:style-name="P10"><text:span text:style-name="T4">xxx</text:span><text:span text:style-name="T3"> </text:span></text:p>
      <text:p text:style-name="P5"/>
      <text:p text:style-name="P5"><text:bookmark-start text:name="__DdeLink__208_35142573129128"/></text:p>
      <text:h text:style-name="P15" text:outline-level="5"><text:bookmark-start text:name="__RefHeading__331_177607260417128"/>yyy?<text:bookmark-start text:name="__DdeLink__199_351425731216128"/><text:bookmark-end text:name="__RefHeading__331_177607260417128"/></text:h>
      <text:p text:style-name="P10"><text:bookmark-end text:name="__DdeLink__208_35142573129128"/><text:bookmark-end text:name="__DdeLink__199_351425731216128"/></text:p>
      <text:p text:style-name="P10"><text:span text:style-name="T4">xxx</text:span><text:span text:style-name="T3"> </text:span></text:p>
      <text:p text:style-name="P5"/>
      <text:p text:style-name="P5"><text:bookmark-start text:name="__DdeLink__208_35142573129129"/></text:p>
      <text:h text:style-name="P15" text:outline-level="5"><text:bookmark-start text:name="__RefHeading__331_177607260417129"/>yyy?<text:bookmark-start text:name="__DdeLink__199_351425731216129"/><text:bookmark-end text:name="__RefHeading__331_177607260417129"/></text:h>
      <text:p text:style-name="P10"><text:bookmark-end text:name="__DdeLink__208_35142573129129"/><text:bookmark-end text:name="__DdeLink__199_351425731216129"/></text:p>
      <text:p text:style-name="P10"><text:span text:style-name="T4">xxx</text:span><text:span text:style-name="T3"> </text:span></text:p>
      <text:p text:style-name="P5"/>
      <text:p text:style-name="P5"><text:bookmark-start text:name="__DdeLink__208_35142573129130"/></text:p>
      <text:h text:style-name="P15" text:outline-level="5"><text:bookmark-start text:name="__RefHeading__331_177607260417130"/>yyy?<text:bookmark-start text:name="__DdeLink__199_351425731216130"/><text:bookmark-end text:name="__RefHeading__331_177607260417130"/></text:h>
      <text:p text:style-name="P10"><text:bookmark-end text:name="__DdeLink__208_35142573129130"/><text:bookmark-end text:name="__DdeLink__199_351425731216130"/></text:p>
      <text:p text:style-name="P10"><text:span text:style-name="T4">xxx</text:span><text:span text:style-name="T3"> </text:span></text:p>
      <text:p text:style-name="P5"/>
      <text:p text:style-name="P5"><text:bookmark-start text:name="__DdeLink__208_35142573129131"/></text:p>
      <text:h text:style-name="P15" text:outline-level="5"><text:bookmark-start text:name="__RefHeading__331_177607260417131"/>yyy?<text:bookmark-start text:name="__DdeLink__199_351425731216131"/><text:bookmark-end text:name="__RefHeading__331_177607260417131"/></text:h>
      <text:p text:style-name="P10"><text:bookmark-end text:name="__DdeLink__208_35142573129131"/><text:bookmark-end text:name="__DdeLink__199_351425731216131"/></text:p>
      <text:p text:style-name="P10"><text:soft-page-break/><text:span text:style-name="T4">xxx</text:span><text:span text:style-name="T3"> </text:span></text:p>
      <text:p text:style-name="P5"/>
      <text:p text:style-name="P5"><text:bookmark-start text:name="__DdeLink__208_35142573129132"/></text:p>
      <text:h text:style-name="P15" text:outline-level="5"><text:bookmark-start text:name="__RefHeading__331_177607260417132"/>yyy?<text:bookmark-start text:name="__DdeLink__199_351425731216132"/><text:bookmark-end text:name="__RefHeading__331_177607260417132"/></text:h>
      <text:p text:style-name="P10"><text:bookmark-end text:name="__DdeLink__208_35142573129132"/><text:bookmark-end text:name="__DdeLink__199_351425731216132"/></text:p>
      <text:p text:style-name="P10"><text:span text:style-name="T4">xxx</text:span><text:span text:style-name="T3"> </text:span></text:p>
      <text:p text:style-name="P5"/>
      <text:p text:style-name="P5"><text:bookmark-start text:name="__DdeLink__208_35142573129133"/></text:p>
      <text:h text:style-name="P15" text:outline-level="5"><text:bookmark-start text:name="__RefHeading__331_177607260417133"/>yyy?<text:bookmark-start text:name="__DdeLink__199_351425731216133"/><text:bookmark-end text:name="__RefHeading__331_177607260417133"/></text:h>
      <text:p text:style-name="P10"><text:bookmark-end text:name="__DdeLink__208_35142573129133"/><text:bookmark-end text:name="__DdeLink__199_351425731216133"/></text:p>
      <text:p text:style-name="P10"><text:span text:style-name="T4">xxx</text:span><text:span text:style-name="T3"> </text:span></text:p>
      <text:p text:style-name="P5"/>
      <text:p text:style-name="P5"><text:bookmark-start text:name="__DdeLink__208_35142573129134"/></text:p>
      <text:h text:style-name="P15" text:outline-level="5"><text:bookmark-start text:name="__RefHeading__331_177607260417134"/>yyy?<text:bookmark-start text:name="__DdeLink__199_351425731216134"/><text:bookmark-end text:name="__RefHeading__331_177607260417134"/></text:h>
      <text:p text:style-name="P10"><text:bookmark-end text:name="__DdeLink__208_35142573129134"/><text:bookmark-end text:name="__DdeLink__199_351425731216134"/></text:p>
      <text:p text:style-name="P10"><text:span text:style-name="T4">xxx</text:span><text:span text:style-name="T3"> </text:span></text:p>
      <text:p text:style-name="P5"/>
      <text:p text:style-name="P5"><text:bookmark-start text:name="__DdeLink__208_35142573129135"/></text:p>
      <text:h text:style-name="P15" text:outline-level="5"><text:bookmark-start text:name="__RefHeading__331_177607260417135"/>yyy?<text:bookmark-start text:name="__DdeLink__199_351425731216135"/><text:bookmark-end text:name="__RefHeading__331_177607260417135"/></text:h>
      <text:p text:style-name="P10"><text:bookmark-end text:name="__DdeLink__208_35142573129135"/><text:bookmark-end text:name="__DdeLink__199_351425731216135"/></text:p>
      <text:p text:style-name="P10"><text:span text:style-name="T4">xxx</text:span><text:span text:style-name="T3"> </text:span></text:p>
      <text:p text:style-name="P5"/>
      <text:p text:style-name="P5"><text:bookmark-start text:name="__DdeLink__208_35142573129136"/></text:p>
      <text:h text:style-name="P15" text:outline-level="5"><text:bookmark-start text:name="__RefHeading__331_177607260417136"/>yyy?<text:bookmark-start text:name="__DdeLink__199_351425731216136"/><text:bookmark-end text:name="__RefHeading__331_177607260417136"/></text:h>
      <text:p text:style-name="P10"><text:bookmark-end text:name="__DdeLink__208_35142573129136"/><text:bookmark-end text:name="__DdeLink__199_351425731216136"/></text:p>
      <text:p text:style-name="P10"><text:span text:style-name="T4">xxx</text:span><text:span text:style-name="T3"> </text:span></text:p>
      <text:p text:style-name="P5"/>
      <text:p text:style-name="P5"><text:bookmark-start text:name="__DdeLink__208_35142573129137"/></text:p>
      <text:h text:style-name="P15" text:outline-level="5"><text:bookmark-start text:name="__RefHeading__331_177607260417137"/>yyy?<text:bookmark-start text:name="__DdeLink__199_351425731216137"/><text:bookmark-end text:name="__RefHeading__331_177607260417137"/></text:h>
      <text:p text:style-name="P10"><text:bookmark-end text:name="__DdeLink__208_35142573129137"/><text:bookmark-end text:name="__DdeLink__199_351425731216137"/></text:p>
      <text:p text:style-name="P10"><text:span text:style-name="T4">xxx</text:span><text:span text:style-name="T3"> </text:span></text:p>
      <text:p text:style-name="P5"/>
      <text:p text:style-name="P5"><text:bookmark-start text:name="__DdeLink__208_35142573129138"/></text:p>
      <text:h text:style-name="P15" text:outline-level="5"><text:bookmark-start text:name="__RefHeading__331_177607260417138"/>yyy?<text:bookmark-start text:name="__DdeLink__199_351425731216138"/><text:bookmark-end text:name="__RefHeading__331_177607260417138"/></text:h>
      <text:p text:style-name="P10"><text:bookmark-end text:name="__DdeLink__208_35142573129138"/><text:bookmark-end text:name="__DdeLink__199_351425731216138"/></text:p>
      <text:p text:style-name="P10"><text:span text:style-name="T4">xxx</text:span><text:span text:style-name="T3"> </text:span></text:p>
      <text:p text:style-name="P5"/>
      <text:p text:style-name="P5"><text:bookmark-start text:name="__DdeLink__208_35142573129139"/></text:p>
      <text:h text:style-name="P15" text:outline-level="5"><text:bookmark-start text:name="__RefHeading__331_177607260417139"/>yyy?<text:bookmark-start text:name="__DdeLink__199_351425731216139"/><text:bookmark-end text:name="__RefHeading__331_177607260417139"/></text:h>
      <text:p text:style-name="P10"><text:bookmark-end text:name="__DdeLink__208_35142573129139"/><text:bookmark-end text:name="__DdeLink__199_351425731216139"/></text:p>
      <text:p text:style-name="P10"><text:span text:style-name="T4">xxx</text:span><text:span text:style-name="T3"> </text:span></text:p>
      <text:p text:style-name="P5"/>
      <text:p text:style-name="P5"><text:bookmark-start text:name="__DdeLink__208_35142573129140"/><text:soft-page-break/></text:p>
      <text:h text:style-name="P15" text:outline-level="5"><text:bookmark-start text:name="__RefHeading__331_177607260417140"/>yyy?<text:bookmark-start text:name="__DdeLink__199_351425731216140"/><text:bookmark-end text:name="__RefHeading__331_177607260417140"/></text:h>
      <text:p text:style-name="P10"><text:bookmark-end text:name="__DdeLink__208_35142573129140"/><text:bookmark-end text:name="__DdeLink__199_351425731216140"/></text:p>
      <text:p text:style-name="P10"><text:span text:style-name="T4">xxx</text:span><text:span text:style-name="T3"> </text:span></text:p>
      <text:p text:style-name="P5"/>
      <text:p text:style-name="P5"><text:bookmark-start text:name="__DdeLink__208_35142573129141"/></text:p>
      <text:h text:style-name="P15" text:outline-level="5"><text:bookmark-start text:name="__RefHeading__331_177607260417141"/>yyy?<text:bookmark-start text:name="__DdeLink__199_351425731216141"/><text:bookmark-end text:name="__RefHeading__331_177607260417141"/></text:h>
      <text:p text:style-name="P10"><text:bookmark-end text:name="__DdeLink__208_35142573129141"/><text:bookmark-end text:name="__DdeLink__199_351425731216141"/></text:p>
      <text:p text:style-name="P10"><text:span text:style-name="T4">xxx</text:span><text:span text:style-name="T3"> </text:span></text:p>
      <text:p text:style-name="P5"/>
      <text:p text:style-name="P5"><text:bookmark-start text:name="__DdeLink__208_35142573129142"/></text:p>
      <text:h text:style-name="P15" text:outline-level="5"><text:bookmark-start text:name="__RefHeading__331_177607260417142"/>yyy?<text:bookmark-start text:name="__DdeLink__199_351425731216142"/><text:bookmark-end text:name="__RefHeading__331_177607260417142"/></text:h>
      <text:p text:style-name="P10"><text:bookmark-end text:name="__DdeLink__208_35142573129142"/><text:bookmark-end text:name="__DdeLink__199_351425731216142"/></text:p>
      <text:p text:style-name="P10"><text:span text:style-name="T4">xxx</text:span><text:span text:style-name="T3"> </text:span></text:p>
      <text:p text:style-name="P5"/>
      <text:p text:style-name="P5"><text:bookmark-start text:name="__DdeLink__208_35142573129143"/></text:p>
      <text:h text:style-name="P15" text:outline-level="5"><text:bookmark-start text:name="__RefHeading__331_177607260417143"/>yyy?<text:bookmark-start text:name="__DdeLink__199_351425731216143"/><text:bookmark-end text:name="__RefHeading__331_177607260417143"/></text:h>
      <text:p text:style-name="P10"><text:bookmark-end text:name="__DdeLink__208_35142573129143"/><text:bookmark-end text:name="__DdeLink__199_351425731216143"/></text:p>
      <text:p text:style-name="P10"><text:span text:style-name="T4">xxx</text:span><text:span text:style-name="T3"> </text:span></text:p>
      <text:p text:style-name="P5"/>
      <text:p text:style-name="P5"><text:bookmark-start text:name="__DdeLink__208_35142573129144"/></text:p>
      <text:h text:style-name="P15" text:outline-level="5"><text:bookmark-start text:name="__RefHeading__331_177607260417144"/>yyy?<text:bookmark-start text:name="__DdeLink__199_351425731216144"/><text:bookmark-end text:name="__RefHeading__331_177607260417144"/></text:h>
      <text:p text:style-name="P10"><text:bookmark-end text:name="__DdeLink__208_35142573129144"/><text:bookmark-end text:name="__DdeLink__199_351425731216144"/></text:p>
      <text:p text:style-name="P10"><text:span text:style-name="T4">xxx</text:span><text:span text:style-name="T3"> </text:span></text:p>
      <text:p text:style-name="P5"/>
      <text:p text:style-name="P5"><text:bookmark-start text:name="__DdeLink__208_35142573129145"/></text:p>
      <text:h text:style-name="P15" text:outline-level="5"><text:bookmark-start text:name="__RefHeading__331_177607260417145"/>yyy?<text:bookmark-start text:name="__DdeLink__199_351425731216145"/><text:bookmark-end text:name="__RefHeading__331_177607260417145"/></text:h>
      <text:p text:style-name="P10"><text:bookmark-end text:name="__DdeLink__208_35142573129145"/><text:bookmark-end text:name="__DdeLink__199_351425731216145"/></text:p>
      <text:p text:style-name="P10"><text:span text:style-name="T4">xxx</text:span><text:span text:style-name="T3"> </text:span></text:p>
      <text:p text:style-name="P5"/>
      <text:p text:style-name="P5"><text:bookmark-start text:name="__DdeLink__208_35142573129146"/></text:p>
      <text:h text:style-name="P15" text:outline-level="5"><text:bookmark-start text:name="__RefHeading__331_177607260417146"/>yyy?<text:bookmark-start text:name="__DdeLink__199_351425731216146"/><text:bookmark-end text:name="__RefHeading__331_177607260417146"/></text:h>
      <text:p text:style-name="P10"><text:bookmark-end text:name="__DdeLink__208_35142573129146"/><text:bookmark-end text:name="__DdeLink__199_351425731216146"/></text:p>
      <text:p text:style-name="P10"><text:span text:style-name="T4">xxx</text:span><text:span text:style-name="T3"> </text:span></text:p>
      <text:p text:style-name="P5"/>
      <text:p text:style-name="P5"><text:bookmark-start text:name="__DdeLink__208_35142573129147"/></text:p>
      <text:h text:style-name="P15" text:outline-level="5"><text:bookmark-start text:name="__RefHeading__331_177607260417147"/>yyy?<text:bookmark-start text:name="__DdeLink__199_351425731216147"/><text:bookmark-end text:name="__RefHeading__331_177607260417147"/></text:h>
      <text:p text:style-name="P10"><text:bookmark-end text:name="__DdeLink__208_35142573129147"/><text:bookmark-end text:name="__DdeLink__199_351425731216147"/></text:p>
      <text:p text:style-name="P10"><text:span text:style-name="T4">xxx</text:span><text:span text:style-name="T3"> </text:span></text:p>
      <text:p text:style-name="P5"/>
      <text:p text:style-name="P5"><text:bookmark-start text:name="__DdeLink__208_35142573129148"/></text:p>
      <text:h text:style-name="P15" text:outline-level="5"><text:bookmark-start text:name="__RefHeading__331_177607260417148"/><text:soft-page-break/>yyy?<text:bookmark-start text:name="__DdeLink__199_351425731216148"/><text:bookmark-end text:name="__RefHeading__331_177607260417148"/></text:h>
      <text:p text:style-name="P10"><text:bookmark-end text:name="__DdeLink__208_35142573129148"/><text:bookmark-end text:name="__DdeLink__199_351425731216148"/></text:p>
      <text:p text:style-name="P10"><text:span text:style-name="T4">xxx</text:span><text:span text:style-name="T3"> </text:span></text:p>
      <text:p text:style-name="P5"/>
      <text:p text:style-name="P5"><text:bookmark-start text:name="__DdeLink__208_35142573129149"/></text:p>
      <text:h text:style-name="P15" text:outline-level="5"><text:bookmark-start text:name="__RefHeading__331_177607260417149"/>yyy?<text:bookmark-start text:name="__DdeLink__199_351425731216149"/><text:bookmark-end text:name="__RefHeading__331_177607260417149"/></text:h>
      <text:p text:style-name="P10"><text:bookmark-end text:name="__DdeLink__208_35142573129149"/><text:bookmark-end text:name="__DdeLink__199_351425731216149"/></text:p>
      <text:p text:style-name="P10"><text:span text:style-name="T4">xxx</text:span><text:span text:style-name="T3"> </text:span></text:p>
      <text:p text:style-name="P5"/>
      <text:p text:style-name="P5"><text:bookmark-start text:name="__DdeLink__208_35142573129150"/></text:p>
      <text:h text:style-name="P15" text:outline-level="5"><text:bookmark-start text:name="__RefHeading__331_177607260417150"/>yyy?<text:bookmark-start text:name="__DdeLink__199_351425731216150"/><text:bookmark-end text:name="__RefHeading__331_177607260417150"/></text:h>
      <text:p text:style-name="P10"><text:bookmark-end text:name="__DdeLink__208_35142573129150"/><text:bookmark-end text:name="__DdeLink__199_351425731216150"/></text:p>
      <text:p text:style-name="P10"><text:span text:style-name="T4">xxx</text:span><text:span text:style-name="T3"> </text:span></text:p>
      <text:p text:style-name="P5"/>
      <text:p text:style-name="P5"><text:bookmark-start text:name="__DdeLink__208_35142573129151"/></text:p>
      <text:h text:style-name="P15" text:outline-level="5"><text:bookmark-start text:name="__RefHeading__331_177607260417151"/>yyy?<text:bookmark-start text:name="__DdeLink__199_351425731216151"/><text:bookmark-end text:name="__RefHeading__331_177607260417151"/></text:h>
      <text:p text:style-name="P10"><text:bookmark-end text:name="__DdeLink__208_35142573129151"/><text:bookmark-end text:name="__DdeLink__199_351425731216151"/></text:p>
      <text:p text:style-name="P10"><text:span text:style-name="T4">xxx</text:span><text:span text:style-name="T3"> </text:span></text:p>
      <text:p text:style-name="P5"/>
      <text:p text:style-name="P5"><text:bookmark-start text:name="__DdeLink__208_35142573129152"/></text:p>
      <text:h text:style-name="P15" text:outline-level="5"><text:bookmark-start text:name="__RefHeading__331_177607260417152"/>yyy?<text:bookmark-start text:name="__DdeLink__199_351425731216152"/><text:bookmark-end text:name="__RefHeading__331_177607260417152"/></text:h>
      <text:p text:style-name="P10"><text:bookmark-end text:name="__DdeLink__208_35142573129152"/><text:bookmark-end text:name="__DdeLink__199_351425731216152"/></text:p>
      <text:p text:style-name="P10"><text:span text:style-name="T4">xxx</text:span><text:span text:style-name="T3"> </text:span></text:p>
      <text:p text:style-name="P5"/>
      <text:p text:style-name="P5"><text:bookmark-start text:name="__DdeLink__208_35142573129153"/></text:p>
      <text:h text:style-name="P15" text:outline-level="5"><text:bookmark-start text:name="__RefHeading__331_177607260417153"/>yyy?<text:bookmark-start text:name="__DdeLink__199_351425731216153"/><text:bookmark-end text:name="__RefHeading__331_177607260417153"/></text:h>
      <text:p text:style-name="P10"><text:bookmark-end text:name="__DdeLink__208_35142573129153"/><text:bookmark-end text:name="__DdeLink__199_351425731216153"/></text:p>
      <text:p text:style-name="P10"><text:span text:style-name="T4">xxx</text:span><text:span text:style-name="T3"> </text:span></text:p>
      <text:p text:style-name="P5"/>
      <text:p text:style-name="P5"><text:bookmark-start text:name="__DdeLink__208_35142573129154"/></text:p>
      <text:h text:style-name="P15" text:outline-level="5"><text:bookmark-start text:name="__RefHeading__331_177607260417154"/>yyy?<text:bookmark-start text:name="__DdeLink__199_351425731216154"/><text:bookmark-end text:name="__RefHeading__331_177607260417154"/></text:h>
      <text:p text:style-name="P10"><text:bookmark-end text:name="__DdeLink__208_35142573129154"/><text:bookmark-end text:name="__DdeLink__199_351425731216154"/></text:p>
      <text:p text:style-name="P10"><text:span text:style-name="T4">xxx</text:span><text:span text:style-name="T3"> </text:span></text:p>
      <text:p text:style-name="P5"/>
      <text:p text:style-name="P5"><text:bookmark-start text:name="__DdeLink__208_35142573129155"/></text:p>
      <text:h text:style-name="P15" text:outline-level="5"><text:bookmark-start text:name="__RefHeading__331_177607260417155"/>yyy?<text:bookmark-start text:name="__DdeLink__199_351425731216155"/><text:bookmark-end text:name="__RefHeading__331_177607260417155"/></text:h>
      <text:p text:style-name="P10"><text:bookmark-end text:name="__DdeLink__208_35142573129155"/><text:bookmark-end text:name="__DdeLink__199_351425731216155"/></text:p>
      <text:p text:style-name="P10"><text:span text:style-name="T4">xxx</text:span><text:span text:style-name="T3"> </text:span></text:p>
      <text:p text:style-name="P5"/>
      <text:p text:style-name="P5"><text:bookmark-start text:name="__DdeLink__208_35142573129156"/></text:p>
      <text:h text:style-name="P15" text:outline-level="5"><text:bookmark-start text:name="__RefHeading__331_177607260417156"/>yyy?<text:bookmark-start text:name="__DdeLink__199_351425731216156"/><text:bookmark-end text:name="__RefHeading__331_177607260417156"/></text:h>
      <text:p text:style-name="P10"><text:bookmark-end text:name="__DdeLink__208_35142573129156"/><text:bookmark-end text:name="__DdeLink__199_351425731216156"/></text:p>
      <text:p text:style-name="P10"><text:soft-page-break/><text:span text:style-name="T4">xxx</text:span><text:span text:style-name="T3"> </text:span></text:p>
      <text:p text:style-name="P5"/>
      <text:p text:style-name="P5"><text:bookmark-start text:name="__DdeLink__208_35142573129157"/></text:p>
      <text:h text:style-name="P15" text:outline-level="5"><text:bookmark-start text:name="__RefHeading__331_177607260417157"/>yyy?<text:bookmark-start text:name="__DdeLink__199_351425731216157"/><text:bookmark-end text:name="__RefHeading__331_177607260417157"/></text:h>
      <text:p text:style-name="P10"><text:bookmark-end text:name="__DdeLink__208_35142573129157"/><text:bookmark-end text:name="__DdeLink__199_351425731216157"/></text:p>
      <text:p text:style-name="P10"><text:span text:style-name="T4">xxx</text:span><text:span text:style-name="T3"> </text:span></text:p>
      <text:p text:style-name="P7"><text:bookmark text:name="__DdeLink__208_351425731292"/><text:bookmark-end text:name="__DdeLink__1305_2271235780"/></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327_1776072604" text:style-name="Index_20_Link" text:visited-style-name="Index_20_Link">1. What is DevOps? Is it a tool, framework or programming language?<text:tab/>1</text:a></text:p>
          <text:p text:style-name="P12"><text:a xlink:type="simple" xlink:href="#__RefHeading___Toc354_3514257312" text:style-name="Index_20_Link" text:visited-style-name="Index_20_Link">2. What can a DevOps Engineer do?<text:tab/>1</text:a></text:p>
          <text:p text:style-name="P12"><text:a xlink:type="simple" xlink:href="#__RefHeading__329_1776072604" text:style-name="Index_20_Link" text:visited-style-name="Index_20_Link">3. How DevOps Collaborates Development &amp; Operations teams?<text:tab/>1</text:a></text:p>
          <text:p text:style-name="P12"><text:a xlink:type="simple" xlink:href="#__RefHeading___Toc905_2189722070" text:style-name="Index_20_Link" text:visited-style-name="Index_20_Link">4. What made you take the decision to become a DevOps engineer?<text:tab/>1</text:a></text:p>
          <text:p text:style-name="P12"><text:a xlink:type="simple" xlink:href="#__RefHeading___Toc356_3514257312" text:style-name="Index_20_Link" text:visited-style-name="Index_20_Link">5. What are the prerequisites for the implementation of DevOps?<text:tab/>2</text:a></text:p>
          <text:p text:style-name="P12"><text:a xlink:type="simple" xlink:href="#__RefHeading__331_17760726042" text:style-name="Index_20_Link" text:visited-style-name="Index_20_Link">6. List out some of the most popular DevOps tools. Did you use any of these tools?<text:tab/>2</text:a></text:p>
          <text:p text:style-name="P12"><text:a xlink:type="simple" xlink:href="#__RefHeading__331_17760726043" text:style-name="Index_20_Link" text:visited-style-name="Index_20_Link">7. What’s the role of AWS in DevOps?<text:tab/>2</text:a></text:p>
          <text:p text:style-name="P12"><text:a xlink:type="simple" xlink:href="#__RefHeading__331_17760726044" text:style-name="Index_20_Link" text:visited-style-name="Index_20_Link">8. What are the most used scripting languages for DevOps?<text:tab/>2</text:a></text:p>
          <text:p text:style-name="P12"><text:a xlink:type="simple" xlink:href="#__RefHeading__331_17760726045" text:style-name="Index_20_Link" text:visited-style-name="Index_20_Link">9. DevOps and Agile: Are they synonymous or different items?<text:tab/>3</text:a></text:p>
          <text:p text:style-name="P12"><text:a xlink:type="simple" xlink:href="#__RefHeading__331_17760726046" text:style-name="Index_20_Link" text:visited-style-name="Index_20_Link">10. What is CI/CD in DevOps?<text:tab/>3</text:a></text:p>
          <text:p text:style-name="P12"><text:a xlink:type="simple" xlink:href="#__RefHeading__331_17760726047" text:style-name="Index_20_Link" text:visited-style-name="Index_20_Link">11. Is DevOps Continuous Delivery and Continuous Deployment are the same?<text:tab/>3</text:a></text:p>
          <text:p text:style-name="P12"><text:a xlink:type="simple" xlink:href="#__RefHeading___Toc907_2189722070" text:style-name="Index_20_Link" text:visited-style-name="Index_20_Link">12. Is testing necessary before production in a DevOps environment?<text:tab/>3</text:a></text:p>
          <text:p text:style-name="P12"><text:a xlink:type="simple" xlink:href="#__RefHeading__331_17760726049" text:style-name="Index_20_Link" text:visited-style-name="Index_20_Link">13. What are CI Pipelines and DevOps Assembly Lines?<text:tab/>3</text:a></text:p>
          <text:p text:style-name="P12"><text:a xlink:type="simple" xlink:href="#__RefHeading__331_177607260410" text:style-name="Index_20_Link" text:visited-style-name="Index_20_Link">14. What is IaaC and how is it implemented using AWS?<text:tab/>4</text:a></text:p>
          <text:p text:style-name="P12"><text:a xlink:type="simple" xlink:href="#__RefHeading__331_177607260411" text:style-name="Index_20_Link" text:visited-style-name="Index_20_Link">15. Why we need Git in DevOps?<text:tab/>4</text:a></text:p>
          <text:p text:style-name="P12"><text:a xlink:type="simple" xlink:href="#__RefHeading__331_177607260412" text:style-name="Index_20_Link" text:visited-style-name="Index_20_Link">16. What are Anti-Patterns of DevOps?<text:tab/>4</text:a></text:p>
          <text:p text:style-name="P12"><text:a xlink:type="simple" xlink:href="#__RefHeading__331_177607260413" text:style-name="Index_20_Link" text:visited-style-name="Index_20_Link">17. Can DevOps be applied to the waterfall software development model?<text:tab/>4</text:a></text:p>
          <text:p text:style-name="P12"><text:a xlink:type="simple" xlink:href="#__RefHeading__331_177607260414" text:style-name="Index_20_Link" text:visited-style-name="Index_20_Link">18. What is the role of configuration management in DevOps?<text:tab/>5</text:a></text:p>
          <text:p text:style-name="P12"><text:a xlink:type="simple" xlink:href="#__RefHeading__331_177607260415" text:style-name="Index_20_Link" text:visited-style-name="Index_20_Link">19. What is the ‘CHEF’ tool used in DevOps?<text:tab/>5</text:a></text:p>
          <text:p text:style-name="P12"><text:a xlink:type="simple" xlink:href="#__RefHeading__331_177607260416" text:style-name="Index_20_Link" text:visited-style-name="Index_20_Link">20. What do you know about DevOps Toolchain?<text:tab/>5</text:a></text:p>
          <text:p text:style-name="P12"><text:a xlink:type="simple" xlink:href="#__RefHeading__331_177607260417" text:style-name="Index_20_Link" text:visited-style-name="Index_20_Link">21. xxx?<text:tab/>5</text:a></text:p>
          <text:p text:style-name="P12"><text:a xlink:type="simple" xlink:href="#__RefHeading__331_1776072604171" text:style-name="Index_20_Link" text:visited-style-name="Index_20_Link">22. xxx?<text:tab/>5</text:a></text:p>
        </text:index-body>
      </text:table-of-content>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523d1c"/>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AWS</text:span><text:span text:style-name="MT1"> ---<text:tab/><text:tab/></text:span><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0-12-12T11:23:19.510894919</dc:date>
    <meta:editing-duration>PT3H3M2S</meta:editing-duration>
    <meta:editing-cycles>69</meta:editing-cycles>
    <meta:generator>LibreOffice/6.4.6.2$Linux_X86_64 LibreOffice_project/40$Build-2</meta:generator>
    <meta:document-statistic meta:table-count="0" meta:image-count="0" meta:object-count="0" meta:page-count="10" meta:paragraph-count="163" meta:word-count="1049" meta:character-count="5565" meta:non-whitespace-character-count="4686"/>
  </office:meta>
</office:document-meta>
</file>